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table:number-columns-repeated="1023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1979s</text:p>
          </table:table-cell>
          <table:table-cell office:value-type="string">
            <text:p>19s</text:p>
          </table:table-cell>
          <table:table-cell table:number-columns-repeated="1021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367s</text:p>
          </table:table-cell>
          <table:table-cell office:value-type="string">
            <text:p>14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Bi reversal Permuta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>
            <text:p>l</text:p>
          </table:table-cell>
          <table:table-cell table:style-name="ce1" table:number-columns-repeated="3"/>
          <table:table-cell table:style-name="ce1" office:value-type="string">
            <text:p>tango</text:p>
          </table:table-cell>
          <table:table-cell table:style-name="ce1" office:value-type="string">
            <text:p>splay</text:p>
          </table:table-cell>
          <table:table-cell table:style-name="ce1"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9">08/09/2020</text:date>, <text:time>14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17S</meta:editing-duration>
    <meta:editing-cycles>6</meta:editing-cycles>
    <meta:generator>OpenOffice/4.1.7$Win32 OpenOffice.org_project/417m1$Build-9800</meta:generator>
    <dc:date>2020-08-09T14:11:35.90</dc:date>
    <dc:creator>andreas 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